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8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1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</style:style>
    <style:style style:name="P14" style:family="paragraph" style:parent-style-name="Preformatted_20_Text">
      <loext:graphic-properties draw:fill="solid" draw:fill-color="#ffffff"/>
      <style:paragraph-properties fo:background-color="#ffffff"/>
    </style:style>
    <style:style style:name="P15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</style:style>
    <style:style style:name="P16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2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2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3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26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</style:style>
    <style:style style:name="P35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5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>
      <loext:graphic-properties draw:fill-color="#ffffff"/>
      <style:paragraph-properties fo:line-height="100%" fo:text-align="justify" style:justify-single-word="false" fo:orphans="0" fo:widows="0" fo:break-before="pag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9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DejaVu Sans Mono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000000" style:font-name="DejaVu Sans Mono"/>
    </style:style>
    <style:style style:name="T7" style:family="text"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8" style:family="text">
      <style:text-properties fo:color="#808000" style:font-name="DejaVu Sans Mono"/>
    </style:style>
    <style:style style:name="T9" style:family="text">
      <style:text-properties fo:color="#808000" style:font-name="DejaVu Sans Mono" fo:font-size="10pt" style:font-name-asian="Times New Roman1" style:font-size-asian="10pt" style:font-name-complex="Times New Roman1" style:font-size-complex="10pt"/>
    </style:style>
    <style:style style:name="T10" style:family="text">
      <style:text-properties fo:color="#8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1" style:family="text">
      <style:text-properties fo:color="#008000"/>
    </style:style>
    <style:style style:name="T12" style:family="text"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fo:color="#008000" style:font-name="DejaVu Sans Mono" fo:font-weight="bold" style:font-weight-asian="bold"/>
    </style:style>
    <style:style style:name="T15" style:family="text">
      <style:text-properties fo:color="#000080" style:font-name="DejaVu Sans Mono" fo:font-weight="bold" style:font-weight-asian="bold"/>
    </style:style>
    <style:style style:name="T16" style:family="text">
      <style:text-properties fo:color="#008080" style:font-name="DejaVu Sans Mono"/>
    </style:style>
    <style:style style:name="T17" style:family="text">
      <style:text-properties fo:color="#371f80" style:font-name="DejaVu Sans Mono"/>
    </style:style>
    <style:style style:name="T18" style:family="text">
      <style:text-properties fo:color="#0000ff"/>
    </style:style>
    <style:style style:name="T19" style:family="text">
      <style:text-properties fo:color="#0000ff" style:font-name="DejaVu Sans Mono"/>
    </style:style>
    <style:style style:name="T20" style:family="text">
      <style:text-properties fo:color="#660e7a" style:font-name="DejaVu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осковский авиационный институт</text:p>
      <text:p text:style-name="P18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4"><text:s/></text:p>
      <text:p text:style-name="P4"><text:s/></text:p>
      <text:p text:style-name="P4"><text:s/></text:p>
      <text:p text:style-name="P4"><text:s/></text:p>
      <text:p text:style-name="P20">Лабораторная работа № 1</text:p>
      <text:p text:style-name="P21">Тема: Простые классы на языке С++</text:p>
      <text:p text:style-name="P4"/>
      <text:p text:style-name="P22"><text:s/></text:p>
      <text:p text:style-name="P22"><text:s/></text:p>
      <text:p text:style-name="P4"><text:s/></text:p>
      <text:p text:style-name="P28"><text:tab/><text:tab/><text:tab/><text:tab/><text:tab/><text:tab/><text:tab/>Студент: Семенов Илья</text:p>
      <text:p text:style-name="P28"><text:tab/><text:tab/><text:tab/><text:tab/><text:tab/><text:tab/><text:tab/>Преподаватель: Журавлев А.А.</text:p>
      <text:p text:style-name="P28"><text:tab/><text:tab/><text:tab/><text:tab/><text:tab/><text:tab/><text:tab/>Дата:</text:p>
      <text:p text:style-name="P28"><text:tab/><text:tab/><text:tab/><text:tab/><text:tab/><text:tab/><text:tab/>Оценка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Москва, 2019</text:p>
      <text:p text:style-name="P6"/>
      <text:list xml:id="list3536968785" text:style-name="WWNum2">
        <text:list-item>
          <text:p text:style-name="P35">Постановка задачи</text:p>
        </text:list-item>
      </text:list>
      <text:p text:style-name="P11">Создать класс Bottle для работы с емкостями. Класс должен состоять из двух вещественных чисел: а – объем емкости в литрах и b – процент наполнения емкости (0 – пустая, 1 – полная). Реализовать операции сложения и вычитания, а также сравнения объектов класс бутылка. При сложении должен складываться фактический объем заполнения бутылок</text:p>
      <text:p text:style-name="P2"/>
      <text:list xml:id="list95018557620230" text:continue-numbering="true" text:style-name="WWNum2">
        <text:list-item>
          <text:p text:style-name="P35">Репозиторий github</text:p>
        </text:list-item>
      </text:list>
      <text:p text:style-name="P7"><text:span text:style-name="T2"><text:tab/></text:span><text:a xlink:type="simple" xlink:href="https://github.com/devepodete/oop_exercise_01/" text:style-name="ListLabel_20_103" text:visited-style-name="ListLabel_20_103"><text:span text:style-name="ListLabel_20_19"><text:span text:style-name="T3">https://github.com/ilya89099/oop_exercise_01/</text:span></text:span></text:a></text:p>
      <text:p text:style-name="P8"/>
      <text:list xml:id="list95018644814007" text:continue-numbering="true" text:style-name="WWNum2">
        <text:list-item>
          <text:p text:style-name="P36">Описание программы </text:p>
        </text:list-item>
      </text:list>
      <text:p text:style-name="P41">Реализован класс Bottle, в котором хранятся две переменные, отображающие объем и процент заполнения. Написаны Get функции для получения общего объема, процента заполнения и фактического объема каждой бутылки(GetVolume(), GetFillPercent(), GetFilledVolume()). Также реализованы функции, указанные в задании, для получения суммы и разности(Sum, Substract), и для сравнения различных объектов класса(Less, More, Equal). Функции Sum и Substract возвращают вещественное число, которое является суммой/разностью фактических объемов переданных бутылок.</text:p>
      <text:p text:style-name="P11"/>
      <text:p text:style-name="P11">Для удобства пользования создано меню с тремя командами: </text:p>
      <text:list xml:id="list750045990" text:style-name="WWNum3">
        <text:list-item>
          <text:p text:style-name="P24">create SIZE FILL_PERCENT – создает новую бутылку и выводит на экране ее идентификатор.</text:p>
        </text:list-item>
        <text:list-item>
          <text:p text:style-name="P25"><text:span text:style-name="T2">compare </text:span><text:bookmark-start text:name="__DdeLink__2290_594117007"/><text:span text:style-name="T2">OPERATION ID1 ID2</text:span><text:bookmark-end text:name="__DdeLink__2290_594117007"/><text:span text:style-name="T2"> – принимает операцию сравнения в виде символа(</text:span><text:span text:style-name="T5">=, &lt;, &gt;), а также два уникальных идентификатора, выведенных в результате работы команды create. Команда выводит true или false как результат сравнения</text:span></text:p>
        </text:list-item>
        <text:list-item>
          <text:p text:style-name="P26">operation OPERATION ID1 ID2 – принимает операцию в формате символа(+,-), два уникальных идентификатора, выведенных командой create. Производит сложение/вычитание соответствующих фактических объемов жидкости в бутылках.</text:p>
        </text:list-item>
      </text:list>
      <text:list xml:id="list95019984421457" text:continue-list="list95018644814007" text:style-name="WWNum2">
        <text:list-item>
          <text:p text:style-name="P45">Набор testcases</text:p>
        </text:list-item>
      </text:list>
      <text:p text:style-name="P12"><text:span text:style-name="T2">Тестовые файлы:</text:span><text:span text:style-name="T1"> test_01.test</text:span><text:span text:style-name="T2">, </text:span><text:span text:style-name="T1">test_02.test, test_03.test</text:span></text:p>
      <text:p text:style-name="P44">test_01.test:</text:p>
      <text:p text:style-name="P40">create 20 0.5</text:p>
      <text:p text:style-name="P40">create 10 1</text:p>
      <text:p text:style-name="P40"><text:soft-page-break/>create -5 0.2</text:p>
      <text:p text:style-name="P40">create 10 2</text:p>
      <text:p text:style-name="P40">create 15 0.3</text:p>
      <text:p text:style-name="P40">Проверка правильности конструируемых объектов и корректности обработки ошибок.</text:p>
      <text:p text:style-name="P30">Результат работы программы</text:p>
      <text:p text:style-name="P42">You created bottle number 1</text:p>
      <text:p text:style-name="P42">Bottle size: 20</text:p>
      <text:p text:style-name="P42">Bottle fill percent: 0.5</text:p>
      <text:p text:style-name="P42">You created bottle number 2</text:p>
      <text:p text:style-name="P42">Bottle size: 10</text:p>
      <text:p text:style-name="P42">Bottle fill percent: 1</text:p>
      <text:p text:style-name="P42">Incorrect parameters</text:p>
      <text:p text:style-name="P42">Incorrect parameters</text:p>
      <text:p text:style-name="P42">You created bottle number 3</text:p>
      <text:p text:style-name="P42">Bottle size: 15</text:p>
      <text:p text:style-name="P42">Bottle fill percent: 0.3</text:p>
      <text:p text:style-name="P44">test_02.txt:</text:p>
      <text:p text:style-name="P46">create 20 0.5</text:p>
      <text:p text:style-name="P46">create 10 0.5</text:p>
      <text:p text:style-name="P46">create 20 0.25</text:p>
      <text:p text:style-name="P46">compare = 1 2</text:p>
      <text:p text:style-name="P46">compare = 2 1</text:p>
      <text:p text:style-name="P46">compare = 3 2</text:p>
      <text:p text:style-name="P46">compare = 2 3</text:p>
      <text:p text:style-name="P46"><text:soft-page-break/>compare &gt; 1 2</text:p>
      <text:p text:style-name="P46">compare &gt; 2 1</text:p>
      <text:p text:style-name="P46">compare &lt; 1 2</text:p>
      <text:p text:style-name="P46">compare &lt; 2 1</text:p>
      <text:p text:style-name="P46">compare a 2 1</text:p>
      <text:p text:style-name="P46">compare &gt;= 2 1</text:p>
      <text:p text:style-name="P40">Проверка корректности работы операций сравнения для класса Bottle.</text:p>
      <text:p text:style-name="P30">Результат работы программы</text:p>
      <text:p text:style-name="P43">You created bottle number 1</text:p>
      <text:p text:style-name="P43">Bottle size: 20</text:p>
      <text:p text:style-name="P43">Bottle fill percent: 0.5</text:p>
      <text:p text:style-name="P43">You created bottle number 2</text:p>
      <text:p text:style-name="P43">Bottle size: 10</text:p>
      <text:p text:style-name="P43">Bottle fill percent: 0.5</text:p>
      <text:p text:style-name="P43">You created bottle number 3</text:p>
      <text:p text:style-name="P43">Bottle size: 20</text:p>
      <text:p text:style-name="P43">Bottle fill percent: 0.25</text:p>
      <text:p text:style-name="P43">1 2 = false</text:p>
      <text:p text:style-name="P43">2 1 = false</text:p>
      <text:p text:style-name="P43">3 2 = true</text:p>
      <text:p text:style-name="P43">2 3 = true</text:p>
      <text:p text:style-name="P43">1 2 &gt; true</text:p>
      <text:p text:style-name="P43">2 1 &gt; false</text:p>
      <text:p text:style-name="P43">1 2 &lt; false</text:p>
      <text:p text:style-name="P43"><text:soft-page-break/>2 1 &lt; true</text:p>
      <text:p text:style-name="P43">Incorrect parameters</text:p>
      <text:p text:style-name="P43">Incorrect parameters</text:p>
      <text:p text:style-name="P44">test_03txt:</text:p>
      <text:p text:style-name="P46">create 20 0.5</text:p>
      <text:p text:style-name="P46">create 10 0.5</text:p>
      <text:p text:style-name="P46">create 7 0.2</text:p>
      <text:p text:style-name="P46">operation + 1 2</text:p>
      <text:p text:style-name="P46">operation + 2 1</text:p>
      <text:p text:style-name="P46">operation - 1 2</text:p>
      <text:p text:style-name="P46">operation - 2 1</text:p>
      <text:p text:style-name="P46">operation - 3 2</text:p>
      <text:p text:style-name="P46">operation - 2 3</text:p>
      <text:p text:style-name="P40">Проверка корректности работы операций сложения и вычитания для класса Bottle.</text:p>
      <text:p text:style-name="P30">Результат работы программы</text:p>
      <text:p text:style-name="P43">You created bottle number 1</text:p>
      <text:p text:style-name="P43">Bottle size: 20</text:p>
      <text:p text:style-name="P43">Bottle fill percent: 0.5</text:p>
      <text:p text:style-name="P43">You created bottle number 2</text:p>
      <text:p text:style-name="P43">Bottle size: 10</text:p>
      <text:p text:style-name="P43">Bottle fill percent: 0.5</text:p>
      <text:p text:style-name="P43">You created bottle number 3</text:p>
      <text:p text:style-name="P43">Bottle size: 7</text:p>
      <text:p text:style-name="P43">Bottle fill percent: 0.2</text:p>
      <text:p text:style-name="P43"><text:soft-page-break/>1 2 + 15</text:p>
      <text:p text:style-name="P43">2 1 + 15</text:p>
      <text:p text:style-name="P43">1 2 - 5</text:p>
      <text:p text:style-name="P43">2 1 - -5</text:p>
      <text:p text:style-name="P43">3 2 - -3.6</text:p>
      <text:p text:style-name="P43">2 3 - 3.6</text:p>
      <text:p text:style-name="P12"/>
      <text:list xml:id="list95020309832146" text:continue-numbering="true" text:style-name="WWNum2">
        <text:list-item>
          <text:p text:style-name="P38">Результаты выполнения тестов</text:p>
        </text:list-item>
      </text:list>
      <text:p text:style-name="P40">Все тесты успешно пройдены, программа выдаёт верные результаты.</text:p>
      <text:p text:style-name="P3"/>
      <text:list xml:id="list95019212880680" text:continue-numbering="true" text:style-name="WWNum2">
        <text:list-item>
          <text:p text:style-name="P36">Листинг программы</text:p>
        </text:list-item>
      </text:list>
      <text:p text:style-name="P9"/>
      <text:p text:style-name="P31">main.cpp</text:p>
      <text:p text:style-name="P13"><text:span text:style-name="T9">#include </text:span><text:span text:style-name="T12">&lt;iostream&gt;</text:span></text:p>
      <text:p text:style-name="P14"><text:span text:style-name="T8">#include </text:span><text:span text:style-name="T14">"bottle.h"</text:span></text:p>
      <text:p text:style-name="P14"><text:span text:style-name="T8">#include </text:span><text:span text:style-name="T14">&lt;vector&gt;</text:span></text:p>
      <text:p text:style-name="P14"><text:span text:style-name="T8">#include </text:span><text:span text:style-name="T14">&lt;string&gt;</text:span></text:p>
      <text:p text:style-name="P14"><text:span text:style-name="T15">int </text:span><text:span text:style-name="T6">main() {</text:span></text:p>
      <text:p text:style-name="P14"><text:span text:style-name="T4"><text:s text:c="4"/></text:span><text:span text:style-name="T16">std</text:span><text:span text:style-name="T6">::</text:span><text:span text:style-name="T16">vector</text:span><text:span text:style-name="T6">&lt;</text:span><text:span text:style-name="T16">Bottle</text:span><text:span text:style-name="T6">&gt; bottles;</text:span></text:p>
      <text:p text:style-name="P14"><text:span text:style-name="T4"><text:s text:c="4"/></text:span><text:span text:style-name="T16">std</text:span><text:span text:style-name="T6">::</text:span><text:span text:style-name="T17">string </text:span><text:span text:style-name="T6">command;</text:span></text:p>
      <text:p text:style-name="P14"><text:span text:style-name="T4"><text:s text:c="4"/></text:span><text:span text:style-name="T15">while </text:span><text:span text:style-name="T6">(</text:span><text:span text:style-name="T16">std</text:span><text:span text:style-name="T6">::cin </text:span><text:span text:style-name="T16">&gt;&gt; </text:span><text:span text:style-name="T6">command) {</text:span></text:p>
      <text:p text:style-name="P14"><text:span text:style-name="T4"><text:s text:c="8"/></text:span><text:span text:style-name="T15">if </text:span><text:span text:style-name="T6">(command </text:span><text:span text:style-name="T16">== </text:span><text:span text:style-name="T14">"create"</text:span><text:span text:style-name="T6">) {</text:span></text:p>
      <text:p text:style-name="P14"><text:span text:style-name="T4"><text:s text:c="12"/></text:span><text:span text:style-name="T15">double </text:span><text:span text:style-name="T6">size, percent;</text:span></text:p>
      <text:p text:style-name="P14"><text:span text:style-name="T4"><text:s text:c="12"/></text:span><text:span text:style-name="T16">std</text:span><text:span text:style-name="T6">::cin </text:span><text:span text:style-name="T16">&gt;&gt; </text:span><text:span text:style-name="T6">size </text:span><text:span text:style-name="T16">&gt;&gt; </text:span><text:span text:style-name="T6">percent;</text:span></text:p>
      <text:p text:style-name="P14"><text:span text:style-name="T4"><text:s text:c="12"/></text:span><text:span text:style-name="T15">if </text:span><text:span text:style-name="T6">(size &lt; </text:span><text:span text:style-name="T19">0 </text:span><text:span text:style-name="T6">|| percent &lt; </text:span><text:span text:style-name="T19">0 </text:span><text:span text:style-name="T6">|| percent &gt; </text:span><text:span text:style-name="T19">1</text:span><text:span text:style-name="T6">) {</text:span></text:p>
      <text:p text:style-name="P14"><text:span text:style-name="T4"><text:s text:c="16"/></text:span><text:span text:style-name="T16">std</text:span><text:span text:style-name="T6">::cout </text:span><text:span text:style-name="T16">&lt;&lt; </text:span><text:span text:style-name="T14">"Incorrect parameters</text:span><text:span text:style-name="T15">\n</text:span><text:span text:style-name="T14">"</text:span><text:span text:style-name="T6">;</text:span></text:p>
      <text:p text:style-name="P14"><text:span text:style-name="T4"><text:s text:c="16"/></text:span><text:span text:style-name="T15">continue</text:span><text:span text:style-name="T6">;</text:span></text:p>
      <text:p text:style-name="P14"><text:span text:style-name="T4"><text:s text:c="12"/></text:span><text:span text:style-name="T6">}</text:span></text:p>
      <text:p text:style-name="P14"><text:span text:style-name="T4"><text:s text:c="12"/></text:span><text:span text:style-name="T6">bottles.emplace_back(size, percent);</text:span></text:p>
      <text:p text:style-name="P14"><text:span text:style-name="T4"><text:s text:c="12"/></text:span><text:span text:style-name="T16">std</text:span><text:span text:style-name="T6">::cout <text:s text:c="2"/></text:span><text:span text:style-name="T16">&lt;&lt; </text:span><text:span text:style-name="T14">"You created bottle number " </text:span><text:span text:style-name="T16">&lt;&lt; </text:span><text:span text:style-name="T6">bottles.size() </text:span><text:span text:style-name="T16">&lt;&lt; </text:span><text:span text:style-name="T14">"</text:span><text:span text:style-name="T15">\n</text:span><text:span text:style-name="T14">"</text:span></text:p>
      <text:p text:style-name="P14"><text:span text:style-name="T11"><text:s text:c="24"/></text:span><text:span text:style-name="T16">&lt;&lt; </text:span><text:span text:style-name="T14">"Bottle size: " </text:span><text:span text:style-name="T16">&lt;&lt; </text:span><text:span text:style-name="T6">bottles.back().GetVolume() </text:span><text:span text:style-name="T16">&lt;&lt; </text:span><text:span text:style-name="T14">"</text:span><text:span text:style-name="T15">\n</text:span><text:span text:style-name="T14">"</text:span></text:p>
      <text:p text:style-name="P14"><text:span text:style-name="T11"><text:s text:c="24"/></text:span><text:span text:style-name="T16">&lt;&lt; </text:span><text:span text:style-name="T14">"Bottle fill percent: " </text:span><text:span text:style-name="T16">&lt;&lt; </text:span><text:span text:style-name="T6">bottles.back().GetFillPercent() </text:span><text:span text:style-name="T16">&lt;&lt; </text:span><text:span text:style-name="T14">"</text:span><text:span text:style-name="T15">\n</text:span><text:span text:style-name="T14">"</text:span><text:span text:style-name="T6">;</text:span></text:p>
      <text:p text:style-name="P14"><text:span text:style-name="T4"><text:s text:c="8"/></text:span><text:span text:style-name="T6">} </text:span><text:span text:style-name="T15">else if </text:span><text:span text:style-name="T6">(command </text:span><text:span text:style-name="T16">== </text:span><text:span text:style-name="T14">"compare"</text:span><text:span text:style-name="T6">) {</text:span></text:p>
      <text:p text:style-name="P14"><text:span text:style-name="T4"><text:s text:c="12"/></text:span><text:span text:style-name="T16">std</text:span><text:span text:style-name="T6">::</text:span><text:span text:style-name="T17">string </text:span><text:span text:style-name="T6">compare_string;</text:span></text:p>
      <text:p text:style-name="P14"><text:span text:style-name="T4"><text:s text:c="12"/></text:span><text:span text:style-name="T15">int </text:span><text:span text:style-name="T6">lhs, rhs;</text:span></text:p>
      <text:p text:style-name="P14"><text:span text:style-name="T4"><text:s text:c="12"/></text:span><text:span text:style-name="T16">std</text:span><text:span text:style-name="T6">::cin </text:span><text:span text:style-name="T16">&gt;&gt; </text:span><text:span text:style-name="T6">compare_string </text:span><text:span text:style-name="T16">&gt;&gt; </text:span><text:span text:style-name="T6">lhs </text:span><text:span text:style-name="T16">&gt;&gt; </text:span><text:span text:style-name="T6">rhs;</text:span></text:p>
      <text:p text:style-name="P14"><text:span text:style-name="T4"><text:s text:c="12"/></text:span><text:span text:style-name="T15">if </text:span><text:span text:style-name="T6">( lhs &lt;= </text:span><text:span text:style-name="T19">0 </text:span><text:span text:style-name="T6">|| lhs &gt; bottles.size() || rhs &lt;= </text:span><text:span text:style-name="T19">0 </text:span><text:span text:style-name="T6">|| rhs &gt; bottles.size() || compare_string.size() != </text:span><text:span text:style-name="T19">1</text:span></text:p>
      <text:p text:style-name="P14"><text:soft-page-break/><text:span text:style-name="T18"><text:s text:c="20"/></text:span><text:span text:style-name="T6">|| (compare_string</text:span><text:span text:style-name="T16">[</text:span><text:span text:style-name="T19">0</text:span><text:span text:style-name="T6">] != </text:span><text:span text:style-name="T14">'=' </text:span><text:span text:style-name="T6">&amp;&amp; compare_string</text:span><text:span text:style-name="T16">[</text:span><text:span text:style-name="T19">0</text:span><text:span text:style-name="T6">] != </text:span><text:span text:style-name="T14">'&gt;' </text:span><text:span text:style-name="T6">&amp;&amp; compare_string</text:span><text:span text:style-name="T16">[</text:span><text:span text:style-name="T19">0</text:span><text:span text:style-name="T6">] != </text:span><text:span text:style-name="T14">'&lt;'</text:span><text:span text:style-name="T6">)) {</text:span></text:p>
      <text:p text:style-name="P14"><text:span text:style-name="T4"><text:s text:c="16"/></text:span><text:span text:style-name="T16">std</text:span><text:span text:style-name="T6">::cout </text:span><text:span text:style-name="T16">&lt;&lt; </text:span><text:span text:style-name="T14">"Incorrect parameters" </text:span><text:span text:style-name="T16">&lt;&lt; </text:span><text:span text:style-name="T14">"</text:span><text:span text:style-name="T15">\n</text:span><text:span text:style-name="T14">"</text:span><text:span text:style-name="T6">;</text:span></text:p>
      <text:p text:style-name="P14"><text:span text:style-name="T4"><text:s text:c="16"/></text:span><text:span text:style-name="T15">continue</text:span><text:span text:style-name="T6">;</text:span></text:p>
      <text:p text:style-name="P14"><text:span text:style-name="T4"><text:s text:c="12"/></text:span><text:span text:style-name="T6">}</text:span></text:p>
      <text:p text:style-name="P14"><text:span text:style-name="T4"><text:s text:c="12"/></text:span><text:span text:style-name="T15">char </text:span><text:span text:style-name="T6">compare = compare_string</text:span><text:span text:style-name="T16">[</text:span><text:span text:style-name="T19">0</text:span><text:span text:style-name="T6">];</text:span></text:p>
      <text:p text:style-name="P14"><text:span text:style-name="T4"><text:s text:c="12"/></text:span><text:span text:style-name="T16">std</text:span><text:span text:style-name="T6">::cout </text:span><text:span text:style-name="T16">&lt;&lt; </text:span><text:span text:style-name="T6">lhs </text:span><text:span text:style-name="T16">&lt;&lt; </text:span><text:span text:style-name="T14">" " </text:span><text:span text:style-name="T16">&lt;&lt; </text:span><text:span text:style-name="T6">rhs </text:span><text:span text:style-name="T16">&lt;&lt; </text:span><text:span text:style-name="T14">" " </text:span><text:span text:style-name="T16">&lt;&lt; </text:span><text:span text:style-name="T6">compare </text:span><text:span text:style-name="T16">&lt;&lt; </text:span><text:span text:style-name="T14">" "</text:span><text:span text:style-name="T6">;</text:span></text:p>
      <text:p text:style-name="P14"><text:span text:style-name="T4"><text:s text:c="12"/></text:span><text:span text:style-name="T6">lhs--;</text:span></text:p>
      <text:p text:style-name="P14"><text:span text:style-name="T4"><text:s text:c="12"/></text:span><text:span text:style-name="T6">rhs--;</text:span></text:p>
      <text:p text:style-name="P14"><text:span text:style-name="T4"><text:s text:c="12"/></text:span><text:span text:style-name="T15">if </text:span><text:span text:style-name="T6">(compare == </text:span><text:span text:style-name="T14">'&lt;'</text:span><text:span text:style-name="T6">) {</text:span></text:p>
      <text:p text:style-name="P14"><text:span text:style-name="T4"><text:s text:c="16"/></text:span><text:span text:style-name="T16">std</text:span><text:span text:style-name="T6">::cout </text:span><text:span text:style-name="T16">&lt;&lt; std</text:span><text:span text:style-name="T6">::boolalpha </text:span><text:span text:style-name="T16">&lt;&lt; </text:span><text:span text:style-name="T6">bottles</text:span><text:span text:style-name="T16">[</text:span><text:span text:style-name="T6">lhs].Less(bottles</text:span><text:span text:style-name="T16">[</text:span><text:span text:style-name="T6">rhs]) </text:span><text:span text:style-name="T16">&lt;&lt; </text:span><text:span text:style-name="T14">"</text:span><text:span text:style-name="T15">\n</text:span><text:span text:style-name="T14">"</text:span><text:span text:style-name="T6">;</text:span></text:p>
      <text:p text:style-name="P14"><text:span text:style-name="T4"><text:s text:c="12"/></text:span><text:span text:style-name="T6">} </text:span><text:span text:style-name="T15">else if </text:span><text:span text:style-name="T6">(compare == </text:span><text:span text:style-name="T14">'='</text:span><text:span text:style-name="T6">) {</text:span></text:p>
      <text:p text:style-name="P14"><text:span text:style-name="T4"><text:s text:c="16"/></text:span><text:span text:style-name="T16">std</text:span><text:span text:style-name="T6">::cout </text:span><text:span text:style-name="T16">&lt;&lt; std</text:span><text:span text:style-name="T6">::boolalpha </text:span><text:span text:style-name="T16">&lt;&lt; </text:span><text:span text:style-name="T6">bottles</text:span><text:span text:style-name="T16">[</text:span><text:span text:style-name="T6">lhs].Equal(bottles</text:span><text:span text:style-name="T16">[</text:span><text:span text:style-name="T6">rhs]) </text:span><text:span text:style-name="T16">&lt;&lt; </text:span><text:span text:style-name="T14">"</text:span><text:span text:style-name="T15">\n</text:span><text:span text:style-name="T14">"</text:span><text:span text:style-name="T6">;</text:span></text:p>
      <text:p text:style-name="P14"><text:span text:style-name="T4"><text:s text:c="12"/></text:span><text:span text:style-name="T6">} </text:span><text:span text:style-name="T15">else if </text:span><text:span text:style-name="T6">(compare == </text:span><text:span text:style-name="T14">'&gt;'</text:span><text:span text:style-name="T6">) {</text:span></text:p>
      <text:p text:style-name="P14"><text:span text:style-name="T4"><text:s text:c="16"/></text:span><text:span text:style-name="T16">std</text:span><text:span text:style-name="T6">::cout </text:span><text:span text:style-name="T16">&lt;&lt; std</text:span><text:span text:style-name="T6">::boolalpha </text:span><text:span text:style-name="T16">&lt;&lt; </text:span><text:span text:style-name="T6">bottles</text:span><text:span text:style-name="T16">[</text:span><text:span text:style-name="T6">lhs].More(bottles</text:span><text:span text:style-name="T16">[</text:span><text:span text:style-name="T6">rhs]) </text:span><text:span text:style-name="T16">&lt;&lt; </text:span><text:span text:style-name="T14">"</text:span><text:span text:style-name="T15">\n</text:span><text:span text:style-name="T14">"</text:span><text:span text:style-name="T6">;</text:span></text:p>
      <text:p text:style-name="P14"><text:span text:style-name="T4"><text:s text:c="12"/></text:span><text:span text:style-name="T6">}</text:span></text:p>
      <text:p text:style-name="P14"><text:span text:style-name="T4"><text:s text:c="8"/></text:span><text:span text:style-name="T6">} </text:span><text:span text:style-name="T15">else if </text:span><text:span text:style-name="T6">(command </text:span><text:span text:style-name="T16">== </text:span><text:span text:style-name="T14">"operation"</text:span><text:span text:style-name="T6">) {</text:span></text:p>
      <text:p text:style-name="P14"><text:span text:style-name="T4"><text:s text:c="12"/></text:span><text:span text:style-name="T16">std</text:span><text:span text:style-name="T6">::</text:span><text:span text:style-name="T17">string </text:span><text:span text:style-name="T6">operation_string;</text:span></text:p>
      <text:p text:style-name="P14"><text:span text:style-name="T4"><text:s text:c="12"/></text:span><text:span text:style-name="T15">int </text:span><text:span text:style-name="T6">lhs, rhs;</text:span></text:p>
      <text:p text:style-name="P14"><text:span text:style-name="T4"><text:s text:c="12"/></text:span><text:span text:style-name="T16">std</text:span><text:span text:style-name="T6">::cin </text:span><text:span text:style-name="T16">&gt;&gt; </text:span><text:span text:style-name="T6">operation_string </text:span><text:span text:style-name="T16">&gt;&gt; </text:span><text:span text:style-name="T6">lhs </text:span><text:span text:style-name="T16">&gt;&gt; </text:span><text:span text:style-name="T6">rhs;</text:span></text:p>
      <text:p text:style-name="P14"><text:span text:style-name="T4"><text:s text:c="12"/></text:span><text:span text:style-name="T15">if </text:span><text:span text:style-name="T6">( lhs &lt;= </text:span><text:span text:style-name="T19">0 </text:span><text:span text:style-name="T6">|| lhs &gt; bottles.size() || rhs &lt;= </text:span><text:span text:style-name="T19">0 </text:span><text:span text:style-name="T6">|| rhs &gt; bottles.size() || operation_string.size() != </text:span><text:span text:style-name="T19">1</text:span></text:p>
      <text:p text:style-name="P14"><text:span text:style-name="T18"><text:s text:c="20"/></text:span><text:span text:style-name="T6">|| (operation_string</text:span><text:span text:style-name="T16">[</text:span><text:span text:style-name="T19">0</text:span><text:span text:style-name="T6">] != </text:span><text:span text:style-name="T14">'-' </text:span><text:span text:style-name="T6">&amp;&amp; operation_string</text:span><text:span text:style-name="T16">[</text:span><text:span text:style-name="T19">0</text:span><text:span text:style-name="T6">] != </text:span><text:span text:style-name="T14">'+'</text:span><text:span text:style-name="T6">)) {</text:span></text:p>
      <text:p text:style-name="P14"><text:span text:style-name="T4"><text:s text:c="16"/></text:span><text:span text:style-name="T16">std</text:span><text:span text:style-name="T6">::cout </text:span><text:span text:style-name="T16">&lt;&lt; </text:span><text:span text:style-name="T14">"Incorrect parameters" </text:span><text:span text:style-name="T16">&lt;&lt; </text:span><text:span text:style-name="T14">"</text:span><text:span text:style-name="T15">\n</text:span><text:span text:style-name="T14">"</text:span><text:span text:style-name="T6">;</text:span></text:p>
      <text:p text:style-name="P14"><text:span text:style-name="T4"><text:s text:c="16"/></text:span><text:span text:style-name="T15">continue</text:span><text:span text:style-name="T6">;</text:span></text:p>
      <text:p text:style-name="P14"><text:span text:style-name="T4"><text:s text:c="12"/></text:span><text:span text:style-name="T6">}</text:span></text:p>
      <text:p text:style-name="P14"><text:span text:style-name="T4"><text:s text:c="12"/></text:span><text:span text:style-name="T15">char </text:span><text:span text:style-name="T6">operation = operation_string</text:span><text:span text:style-name="T16">[</text:span><text:span text:style-name="T19">0</text:span><text:span text:style-name="T6">];</text:span></text:p>
      <text:p text:style-name="P14"><text:span text:style-name="T4"><text:s text:c="12"/></text:span><text:span text:style-name="T16">std</text:span><text:span text:style-name="T6">::cout </text:span><text:span text:style-name="T16">&lt;&lt; </text:span><text:span text:style-name="T6">lhs </text:span><text:span text:style-name="T16">&lt;&lt; </text:span><text:span text:style-name="T14">" " </text:span><text:span text:style-name="T16">&lt;&lt; </text:span><text:span text:style-name="T6">rhs </text:span><text:span text:style-name="T16">&lt;&lt; </text:span><text:span text:style-name="T14">" " </text:span><text:span text:style-name="T16">&lt;&lt; </text:span><text:span text:style-name="T6">operation </text:span><text:span text:style-name="T16">&lt;&lt; </text:span><text:span text:style-name="T14">" "</text:span><text:span text:style-name="T6">;</text:span></text:p>
      <text:p text:style-name="P14"><text:span text:style-name="T4"><text:s text:c="12"/></text:span><text:span text:style-name="T6">rhs--;</text:span></text:p>
      <text:p text:style-name="P14"><text:span text:style-name="T4"><text:s text:c="12"/></text:span><text:span text:style-name="T6">lhs--;</text:span></text:p>
      <text:p text:style-name="P14"><text:span text:style-name="T4"><text:s text:c="12"/></text:span><text:span text:style-name="T15">if </text:span><text:span text:style-name="T6">(operation == </text:span><text:span text:style-name="T14">'+'</text:span><text:span text:style-name="T6">) {</text:span></text:p>
      <text:p text:style-name="P14"><text:span text:style-name="T4"><text:s text:c="16"/></text:span><text:span text:style-name="T16">std</text:span><text:span text:style-name="T6">::cout </text:span><text:span text:style-name="T16">&lt;&lt; </text:span><text:span text:style-name="T6">bottles</text:span><text:span text:style-name="T16">[</text:span><text:span text:style-name="T6">lhs].Sum(bottles</text:span><text:span text:style-name="T16">[</text:span><text:span text:style-name="T6">rhs]) </text:span><text:span text:style-name="T16">&lt;&lt; </text:span><text:span text:style-name="T14">"</text:span><text:span text:style-name="T15">\n</text:span><text:span text:style-name="T14">"</text:span><text:span text:style-name="T6">;</text:span></text:p>
      <text:p text:style-name="P14"><text:span text:style-name="T4"><text:s text:c="12"/></text:span><text:span text:style-name="T6">} </text:span><text:span text:style-name="T15">else if </text:span><text:span text:style-name="T6">(operation == </text:span><text:span text:style-name="T14">'-'</text:span><text:span text:style-name="T6">) {</text:span></text:p>
      <text:p text:style-name="P14"><text:span text:style-name="T4"><text:s text:c="16"/></text:span><text:span text:style-name="T16">std</text:span><text:span text:style-name="T6">::cout </text:span><text:span text:style-name="T16">&lt;&lt; </text:span><text:span text:style-name="T6">bottles</text:span><text:span text:style-name="T16">[</text:span><text:span text:style-name="T6">lhs].Substract(bottles</text:span><text:span text:style-name="T16">[</text:span><text:span text:style-name="T6">rhs]) </text:span><text:span text:style-name="T16">&lt;&lt; </text:span><text:span text:style-name="T14">"</text:span><text:span text:style-name="T15">\n</text:span><text:span text:style-name="T14">"</text:span><text:span text:style-name="T6">;</text:span></text:p>
      <text:p text:style-name="P14"><text:span text:style-name="T4"><text:s text:c="12"/></text:span><text:span text:style-name="T6">}</text:span></text:p>
      <text:p text:style-name="P14"><text:span text:style-name="T4"><text:s text:c="8"/></text:span><text:span text:style-name="T6">} </text:span><text:span text:style-name="T15">else if </text:span><text:span text:style-name="T6">(command </text:span><text:span text:style-name="T16">== </text:span><text:span text:style-name="T14">"exit"</text:span><text:span text:style-name="T6">) {</text:span></text:p>
      <text:p text:style-name="P14"><text:span text:style-name="T4"><text:s text:c="12"/></text:span><text:span text:style-name="T15">break</text:span><text:span text:style-name="T6">;</text:span></text:p>
      <text:p text:style-name="P14"><text:span text:style-name="T4"><text:s text:c="8"/></text:span><text:span text:style-name="T6">} </text:span><text:span text:style-name="T15">else </text:span><text:span text:style-name="T6">{</text:span></text:p>
      <text:p text:style-name="P14"><text:span text:style-name="T4"><text:s text:c="12"/></text:span><text:span text:style-name="T16">std</text:span><text:span text:style-name="T6">::cin.ignore(</text:span><text:span text:style-name="T19">32767</text:span><text:span text:style-name="T6">,</text:span><text:span text:style-name="T14">'</text:span><text:span text:style-name="T15">\n</text:span><text:span text:style-name="T14">'</text:span><text:span text:style-name="T6">);</text:span></text:p>
      <text:p text:style-name="P14"><text:span text:style-name="T4"><text:s text:c="12"/></text:span><text:span text:style-name="T16">std</text:span><text:span text:style-name="T6">::cout </text:span><text:span text:style-name="T16">&lt;&lt; </text:span><text:span text:style-name="T14">"Unknown command</text:span><text:span text:style-name="T15">\n</text:span><text:span text:style-name="T14">"</text:span><text:span text:style-name="T6">;</text:span></text:p>
      <text:p text:style-name="P14"><text:span text:style-name="T4"><text:s text:c="8"/></text:span><text:span text:style-name="T6">}</text:span></text:p>
      <text:p text:style-name="P14"><text:span text:style-name="T4"><text:s text:c="4"/></text:span><text:span text:style-name="T6">}</text:span></text:p>
      <text:p text:style-name="P14"><text:span text:style-name="T4"><text:s text:c="4"/></text:span><text:span text:style-name="T15">return </text:span><text:span text:style-name="T19">0</text:span><text:span text:style-name="T6">;</text:span></text:p>
      <text:p text:style-name="P48">}</text:p>
      <text:p text:style-name="P47"><text:bookmark-start text:name="__DdeLink__2335_150959209"/>bottle.h</text:p>
      <text:p text:style-name="P13"><text:span text:style-name="T10">#pragma </text:span><text:span text:style-name="T7">once</text:span><text:bookmark-end text:name="__DdeLink__2335_150959209"/></text:p>
      <text:p text:style-name="P14"><text:span text:style-name="T15">class </text:span><text:span text:style-name="T16">Bottle </text:span><text:span text:style-name="T6">{</text:span></text:p>
      <text:p text:style-name="P14"><text:span text:style-name="T15">public</text:span><text:span text:style-name="T6">:</text:span></text:p>
      <text:p text:style-name="P14"><text:span text:style-name="T4"><text:s text:c="4"/></text:span><text:span text:style-name="T6">Bottle(</text:span><text:span text:style-name="T15">double </text:span><text:span text:style-name="T6">volume, </text:span><text:span text:style-name="T15">double </text:span><text:span text:style-name="T6">fill_percent);</text:span></text:p>
      <text:p text:style-name="P14"><text:span text:style-name="T4"><text:s text:c="4"/></text:span><text:span text:style-name="T15">double </text:span><text:span text:style-name="T6">GetVolume() </text:span><text:span text:style-name="T15">const</text:span><text:span text:style-name="T6">;</text:span></text:p>
      <text:p text:style-name="P14"><text:span text:style-name="T4"><text:s text:c="4"/></text:span><text:span text:style-name="T15">double </text:span><text:span text:style-name="T6">GetFillPercent() </text:span><text:span text:style-name="T15">const</text:span><text:span text:style-name="T6">;</text:span></text:p>
      <text:p text:style-name="P14"><text:span text:style-name="T4"><text:s text:c="4"/></text:span><text:span text:style-name="T15">double </text:span><text:span text:style-name="T6">GetFilledVolume() </text:span><text:span text:style-name="T15">const</text:span><text:span text:style-name="T6">;</text:span></text:p>
      <text:p text:style-name="P14"><text:span text:style-name="T4"><text:s text:c="4"/></text:span><text:span text:style-name="T15">double </text:span><text:span text:style-name="T6">Sum(</text:span><text:span text:style-name="T15">const </text:span><text:span text:style-name="T16">Bottle</text:span><text:span text:style-name="T6">&amp; other) </text:span><text:span text:style-name="T15">const</text:span><text:span text:style-name="T6">;</text:span></text:p>
      <text:p text:style-name="P14"><text:span text:style-name="T4"><text:s text:c="4"/></text:span><text:span text:style-name="T15">double </text:span><text:span text:style-name="T6">Substract(</text:span><text:span text:style-name="T15">const </text:span><text:span text:style-name="T16">Bottle</text:span><text:span text:style-name="T6">&amp; other) </text:span><text:span text:style-name="T15">const</text:span><text:span text:style-name="T6">;</text:span></text:p>
      <text:p text:style-name="P14"><text:span text:style-name="T4"><text:s text:c="4"/></text:span><text:span text:style-name="T15">bool </text:span><text:span text:style-name="T6">Less(</text:span><text:span text:style-name="T15">const </text:span><text:span text:style-name="T16">Bottle</text:span><text:span text:style-name="T6">&amp; other) </text:span><text:span text:style-name="T15">const</text:span><text:span text:style-name="T6">;</text:span></text:p>
      <text:p text:style-name="P14"><text:span text:style-name="T4"><text:s text:c="4"/></text:span><text:span text:style-name="T15">bool </text:span><text:span text:style-name="T6">More(</text:span><text:span text:style-name="T15">const </text:span><text:span text:style-name="T16">Bottle</text:span><text:span text:style-name="T6">&amp; other) </text:span><text:span text:style-name="T15">const</text:span><text:span text:style-name="T6">;</text:span></text:p>
      <text:p text:style-name="P14"><text:span text:style-name="T4"><text:s text:c="4"/></text:span><text:span text:style-name="T15">bool </text:span><text:span text:style-name="T6">Equal(</text:span><text:span text:style-name="T15">const </text:span><text:span text:style-name="T16">Bottle</text:span><text:span text:style-name="T6">&amp; other) </text:span><text:span text:style-name="T15">const</text:span><text:span text:style-name="T6">;</text:span></text:p>
      <text:p text:style-name="P14"><text:span text:style-name="T15">private</text:span><text:span text:style-name="T6">:</text:span></text:p>
      <text:p text:style-name="P14"><text:span text:style-name="T4"><text:s text:c="4"/></text:span><text:span text:style-name="T15">double </text:span><text:span text:style-name="T20">volume_</text:span><text:span text:style-name="T6">;</text:span></text:p>
      <text:p text:style-name="P14"><text:span text:style-name="T4"><text:s text:c="4"/></text:span><text:span text:style-name="T15">double </text:span><text:span text:style-name="T20">fill_percent_</text:span><text:span text:style-name="T6">;</text:span></text:p>
      <text:p text:style-name="P48">};</text:p>
      <text:p text:style-name="P16"/>
      <text:p text:style-name="P27">bottle.cpp</text:p>
      <text:p text:style-name="P15"><text:span text:style-name="T10">#pragma </text:span><text:span text:style-name="T7">once</text:span></text:p>
      <text:p text:style-name="P15"><text:span text:style-name="T10">#include </text:span><text:span text:style-name="T13">"bottle.h"</text:span></text:p>
      <text:p text:style-name="P14"><text:span text:style-name="T16">Bottle</text:span><text:span text:style-name="T6">::Bottle(</text:span><text:span text:style-name="T15">double </text:span><text:span text:style-name="T6">volume, </text:span><text:span text:style-name="T15">double </text:span><text:span text:style-name="T6">fill_percent)</text:span></text:p>
      <text:p text:style-name="P14"><text:span text:style-name="T6">: </text:span><text:span text:style-name="T20">volume_</text:span><text:span text:style-name="T6">(volume), </text:span><text:span text:style-name="T20">fill_percent_</text:span><text:span text:style-name="T6">(fill_percent) {}</text:span></text:p>
      <text:p text:style-name="P14"><text:span text:style-name="T15">double </text:span><text:span text:style-name="T16">Bottle</text:span><text:span text:style-name="T6">::GetVolume() </text:span><text:span text:style-name="T15">const </text:span><text:span text:style-name="T6">{</text:span></text:p>
      <text:p text:style-name="P14"><text:span text:style-name="T4"><text:s text:c="4"/></text:span><text:span text:style-name="T15">return </text:span><text:span text:style-name="T20">volume_</text:span><text:span text:style-name="T6">;</text:span></text:p>
      <text:p text:style-name="P49">}</text:p>
      <text:p text:style-name="P14"><text:span text:style-name="T15">double </text:span><text:span text:style-name="T16">Bottle</text:span><text:span text:style-name="T6">::GetFillPercent() </text:span><text:span text:style-name="T15">const </text:span><text:span text:style-name="T6">{</text:span></text:p>
      <text:p text:style-name="P14"><text:span text:style-name="T4"><text:s text:c="4"/></text:span><text:span text:style-name="T15">return </text:span><text:span text:style-name="T20">fill_percent_</text:span><text:span text:style-name="T6">;</text:span></text:p>
      <text:p text:style-name="P49">}</text:p>
      <text:p text:style-name="P14"><text:span text:style-name="T15">double </text:span><text:span text:style-name="T16">Bottle</text:span><text:span text:style-name="T6">::GetFilledVolume() </text:span><text:span text:style-name="T15">const </text:span><text:span text:style-name="T6">{</text:span></text:p>
      <text:p text:style-name="P14"><text:span text:style-name="T4"><text:s text:c="4"/></text:span><text:span text:style-name="T15">return </text:span><text:span text:style-name="T20">volume_ </text:span><text:span text:style-name="T6">* </text:span><text:span text:style-name="T20">fill_percent_</text:span><text:span text:style-name="T6">;</text:span></text:p>
      <text:p text:style-name="P49">}</text:p>
      <text:p text:style-name="P14"><text:span text:style-name="T15">double </text:span><text:span text:style-name="T16">Bottle</text:span><text:span text:style-name="T6">::Sum(</text:span><text:span text:style-name="T15">const </text:span><text:span text:style-name="T16">Bottle </text:span><text:span text:style-name="T6">&amp;other) </text:span><text:span text:style-name="T15">const </text:span><text:span text:style-name="T6">{</text:span></text:p>
      <text:p text:style-name="P14"><text:span text:style-name="T4"><text:s text:c="4"/></text:span><text:span text:style-name="T15">return </text:span><text:span text:style-name="T6">GetFilledVolume() + other.GetFilledVolume();</text:span></text:p>
      <text:p text:style-name="P49">}</text:p>
      <text:p text:style-name="P14"><text:span text:style-name="T15">double </text:span><text:span text:style-name="T16">Bottle</text:span><text:span text:style-name="T6">::Substract(</text:span><text:span text:style-name="T15">const </text:span><text:span text:style-name="T16">Bottle</text:span><text:span text:style-name="T6">&amp; other) </text:span><text:span text:style-name="T15">const </text:span><text:span text:style-name="T6">{</text:span></text:p>
      <text:p text:style-name="P14"><text:span text:style-name="T4"><text:s text:c="4"/></text:span><text:span text:style-name="T15">return </text:span><text:span text:style-name="T6">GetFilledVolume() - other.GetFilledVolume();</text:span></text:p>
      <text:p text:style-name="P49">}</text:p>
      <text:p text:style-name="P14"><text:span text:style-name="T15">bool </text:span><text:span text:style-name="T16">Bottle</text:span><text:span text:style-name="T6">::Less(</text:span><text:span text:style-name="T15">const </text:span><text:span text:style-name="T16">Bottle </text:span><text:span text:style-name="T6">&amp;other) </text:span><text:span text:style-name="T15">const </text:span><text:span text:style-name="T6">{</text:span></text:p>
      <text:p text:style-name="P14"><text:span text:style-name="T4"><text:s text:c="4"/></text:span><text:span text:style-name="T15">return </text:span><text:span text:style-name="T6">GetFilledVolume() &lt; other.GetFilledVolume();</text:span></text:p>
      <text:p text:style-name="P49">}</text:p>
      <text:p text:style-name="P14"><text:span text:style-name="T15">bool </text:span><text:span text:style-name="T16">Bottle</text:span><text:span text:style-name="T6">::More(</text:span><text:span text:style-name="T15">const </text:span><text:span text:style-name="T16">Bottle </text:span><text:span text:style-name="T6">&amp;other) </text:span><text:span text:style-name="T15">const </text:span><text:span text:style-name="T6">{</text:span></text:p>
      <text:p text:style-name="P14"><text:span text:style-name="T4"><text:s text:c="4"/></text:span><text:span text:style-name="T15">return </text:span><text:span text:style-name="T6">GetFilledVolume() &gt; other.GetFilledVolume();</text:span></text:p>
      <text:p text:style-name="P49">}</text:p>
      <text:p text:style-name="P14"><text:span text:style-name="T15">bool </text:span><text:span text:style-name="T16">Bottle</text:span><text:span text:style-name="T6">::Equal(</text:span><text:span text:style-name="T15">const </text:span><text:span text:style-name="T16">Bottle </text:span><text:span text:style-name="T6">&amp;other) </text:span><text:span text:style-name="T15">const </text:span><text:span text:style-name="T6">{</text:span></text:p>
      <text:p text:style-name="P14"><text:span text:style-name="T4"><text:s text:c="4"/></text:span><text:span text:style-name="T15">return </text:span><text:span text:style-name="T6">GetFilledVolume() == other.GetFilledVolume();</text:span></text:p>
      <text:p text:style-name="P48">}</text:p>
      <text:list xml:id="list95018921331201" text:continue-numbering="true" text:style-name="WWNum2">
        <text:list-item>
          <text:p text:style-name="P36"><text:soft-page-break/>Вывод</text:p>
        </text:list-item>
      </text:list>
      <text:p text:style-name="P9"><text:tab/>Реализована программа, включающая в себя простой класс с методами и переменными. Также получены навыки работы с git и cmake.</text:p>
      <text:p text:style-name="P9"><text:s/></text:p>
      <text:p text:style-name="P10">Список литературы</text:p>
      <text:p text:style-name="P10"/>
      <text:list xml:id="list2011755906" text:style-name="WWNum1">
        <text:list-item>
          <text:p text:style-name="P37">Шилдт, Герберт. С++: базовый курс, 3-е изд. : Пер. с англ. - М. : ООО “И.Д. Вильямс”, 2018. - 624 с. : ил. - Парал. тит. англ.</text:p>
        </text:list-item>
        <text:list-item>
          <text:p text:style-name="P34"><text:span text:style-name="T2">Справочник по языку С++ [Электронный ресурс]. URL: </text:span><text:a xlink:type="simple" xlink:href="http://www.cplusplus.com/reference/deque/" text:style-name="ListLabel_20_103" text:visited-style-name="ListLabel_20_103"><text:span text:style-name="ListLabel_20_19"><text:span text:style-name="T3">http://www.cplusplus.com/reference/deque/</text:span></text:span></text:a><text:span text:style-name="T2"> (дата обращения: 14.09.2019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09-28T09:50:09.420698254</dc:date>
    <meta:editing-cycles>5</meta:editing-cycles>
    <meta:editing-duration>PT13M9S</meta:editing-duration>
    <meta:generator>LibreOffice/6.0.7.3$Linux_X86_64 LibreOffice_project/00m0$Build-3</meta:generator>
    <meta:document-statistic meta:table-count="0" meta:image-count="0" meta:object-count="0" meta:page-count="9" meta:paragraph-count="234" meta:word-count="1107" meta:character-count="8184" meta:non-whitespace-character-count="6448"/>
  </office:meta>
</office:document-meta>
</file>